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Yellow_20_Idea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Yellow_20_Idea-subtitle">
      <style:graphic-properties draw:fill-color="#ffffff" draw:auto-grow-height="true" fo:min-height="9.135cm" loext:decorative="false"/>
      <style:paragraph-properties style:writing-mode="lr-tb"/>
    </style:style>
    <style:style style:name="pr3" style:family="presentation" style:parent-style-name="Yellow_20_Idea-notes">
      <style:graphic-properties draw:fill-color="#ffffff" draw:auto-grow-height="true" fo:min-height="14.882cm" loext:decorative="false"/>
      <style:paragraph-properties style:writing-mode="lr-tb"/>
    </style:style>
    <style:style style:name="pr4" style:family="presentation" style:parent-style-name="Yellow_20_Idea-outline1">
      <style:graphic-properties fo:min-height="8.884cm" loext:decorative="false"/>
      <style:paragraph-properties style:writing-mode="lr-tb"/>
    </style:style>
    <style:style style:name="pr5" style:family="presentation" style:parent-style-name="Default_20_1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_20_1-outline1">
      <style:graphic-properties fo:min-height="8.884cm" loext:decorative="false"/>
      <style:paragraph-properties style:writing-mode="lr-tb"/>
    </style:style>
    <style:style style:name="pr7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language="nl" fo:country="NL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Yellow_20_Idea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BAC demo</text:p>
          </draw:text-box>
        </draw:frame>
        <draw:frame presentation:style-name="pr2" draw:text-style-name="P2" draw:layer="layout" svg:width="25.199cm" svg:height="9.135cm" svg:x="1.4cm" svg:y="3.685cm" presentation:class="subtitle">
          <draw:text-box>
            <text:p><text:span text:style-name="T1">Agenda:</text:span></text:p>
            <text:p><text:span text:style-name="T1"/></text:p>
            <text:list text:style-name="L1">
              <text:list-item>
                <text:p text:style-name="P1"><text:span text:style-name="T2">historie</text:span></text:p>
              </text:list-item>
              <text:list-item>
                <text:p text:style-name="P1"><text:span text:style-name="T2">OpenFGA demo</text:span></text:p>
              </text:list-item>
              <text:list-item>
                <text:p text:style-name="P1"><text:span text:style-name="T2">bevindingen</text:span></text:p>
              </text:list-item>
              <text:list-item>
                <text:p text:style-name="P1"><text:span text:style-name="T2">andere producten / referenties</text:span></text:p>
              </text:list-item>
              <text:list-item>
                <text:p text:style-name="P1"><text:span text:style-name="T2">vragen</text:span></text:p>
              </text:list-item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1" presentation:class="page"/>
          <draw:frame presentation:style-name="pr3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2" draw:style-name="dp1" draw:master-page-name="Yellow_20_Idea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istorie</text:p>
          </draw:text-box>
        </draw:frame>
        <draw:frame presentation:style-name="pr4" draw:text-style-name="P4" draw:layer="layout" svg:width="25.199cm" svg:height="9.135cm" svg:x="1.4cm" svg:y="3.685cm" presentation:class="outline">
          <draw:text-box>
            <text:list text:style-name="L2">
              <text:list-item>
                <text:p><text:span text:style-name="T3">Re</text:span><text:span text:style-name="T4">lationship </text:span><text:span text:style-name="T3">B</text:span><text:span text:style-name="T4">ased </text:span><text:span text:style-name="T3">A</text:span><text:span text:style-name="T4">ccess </text:span><text:span text:style-name="T3">C</text:span><text:span text:style-name="T4">ontrol</text:span></text:p>
              </text:list-item>
              <text:list-item>
                <text:p><text:span text:style-name="T4">2006 Carrie Gates – CA Technologies</text:span></text:p>
              </text:list-item>
              <text:list-item>
                <text:p><text:span text:style-name="T5">sociale</text:span><text:span text:style-name="T4"> netwerken</text:span></text:p>
              </text:list-item>
              <text:list-item>
                <text:p><text:span text:style-name="T4">gebruikers bepalen fijnmazige toegang</text:span></text:p>
              </text:list-item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2" presentation:class="page"/>
          <draw:frame presentation:style-name="pr3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3" draw:style-name="dp1" draw:master-page-name="Yellow_20_Idea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ogle Zanzibar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 text:style-name="P5"><text:span text:style-name="T4">Google Zanzibar project - rond 2019</text:span></text:p>
              </text:list-item>
              <text:list-item>
                <text:p text:style-name="P5"><text:span text:style-name="T4">spanner global database system</text:span></text:p>
              </text:list-item>
              <text:list-item>
                <text:p text:style-name="P5"><text:span text:style-name="T4">taakspecifieke indexering</text:span></text:p>
              </text:list-item>
              <text:list-item>
                <text:p text:style-name="P5"><text:span text:style-name="T4">Google drive, calendar, etc.</text:span></text:p>
              </text:list-item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3" presentation:class="page"/>
          <draw:frame presentation:style-name="pr3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em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penFGA playgroun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Yellow_20_Idea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evindingen</text:p>
          </draw:text-box>
        </draw:frame>
        <draw:frame presentation:style-name="pr4" draw:text-style-name="P7" draw:layer="layout" svg:width="25.199cm" svg:height="9.135cm" svg:x="1.4cm" svg:y="3.685cm" presentation:class="outline">
          <draw:text-box>
            <text:list text:style-name="L2">
              <text:list-item>
                <text:p text:style-name="P7"><text:span text:style-name="T2">veel overeenkomst met linked-data</text:span></text:p>
              </text:list-item>
              <text:list-item>
                <text:p text:style-name="P7"><text:span text:style-name="T2">relatie database bevat gerepliceerde data en kan snel groeien</text:span></text:p>
              </text:list-item>
              <text:list-item>
                <text:p text:style-name="P7"><text:span text:style-name="T2">(nog) geen support voor “partial evaluation”</text:span></text:p>
              </text:list-item>
              <text:list-item>
                <text:p text:style-name="P7"><text:span text:style-name="T2">policy model kan snel ingewikkeld worden</text:span></text:p>
              </text:list-item>
              <text:list-item>
                <text:p text:style-name="P7"><text:span text:style-name="T2">beleidsregels en data in meerdere “stores” lastig</text:span></text:p>
              </text:list-item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5" presentation:class="page"/>
          <draw:frame presentation:style-name="pr3" draw:text-style-name="P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6" draw:style-name="dp1" draw:master-page-name="Yellow_20_Idea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dere producten</text:p>
          </draw:text-box>
        </draw:frame>
        <draw:frame presentation:style-name="pr4" draw:text-style-name="P8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 text:style-name="P5"><text:span text:style-name="T6"><text:a xlink:href="https://www.ory.sh/docs/keto/concepts/relation-tuples" xlink:type="simple">https://www.ory.sh/docs/keto/concepts/relation-tuples</text:a></text:span></text:p>
              </text:list-item>
              <text:list-item>
                <text:p text:style-name="P5"><text:span text:style-name="T6"><text:a xlink:href="https://www.permit.io/blog/relationship-based-access-control-rebac-with-open-policy-agent-opa" xlink:type="simple">https://www.permit.io/blog/relationship-based-access-control-rebac-with-open-policy-agent-opa</text:a></text:span></text:p>
              </text:list-item>
              <text:list-item>
                <text:p text:style-name="P5"><text:span text:style-name="T6"><text:a xlink:href="https://github.com/warrant-dev/warrant" xlink:type="simple">https://github.com/warrant-dev/warrant</text:a></text:span></text:p>
              </text:list-item>
              <text:list-item>
                <text:p text:style-name="P5"><text:span text:style-name="T6"><text:a xlink:href="https://casbin.org/" xlink:type="simple">https://casbin.org/</text:a></text:span></text:p>
              </text:list-item>
              <text:list-item>
                <text:p text:style-name="P5"><text:span text:style-name="T6"><text:a xlink:href="https://authzed.com/docs/spicedb/getting-started/discovering-spicedb" xlink:type="simple">https://authzed.com/docs/spicedb/getting-started/discovering-spicedb</text:a></text:span></text:p>
              </text:list-item>
              <text:list-item>
                <text:p text:style-name="P5"><text:span text:style-name="T6">...</text:span></text:p>
              </text:list-item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6" presentation:class="page"/>
          <draw:frame presentation:style-name="pr3" draw:text-style-name="P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7" draw:style-name="dp1" draw:master-page-name="Yellow_20_Idea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ferent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6"><text:a xlink:href="https://www.researchgate.net/publication/240787391_Access_Control_Requirements_for_Web_20_Security_and_Privacy" xlink:type="simple">https://www.researchgate.net/publication/240787391_Access_Control_Requirements_for_Web_20_Security_and_Privacy</text:a></text:span></text:p>
              </text:list-item>
              <text:list-item>
                <text:p text:style-name="P9"><text:span text:style-name="T6"><text:a xlink:href="https://research.google/pubs/zanzibar-googles-consistent-global-authorization-system/" xlink:type="simple">https://research.google/pubs/zanzibar-googles-consistent-global-authorization-system/</text:a></text:span></text:p>
              </text:list-item>
              <text:list-item>
                <text:p text:style-name="P9"><text:span text:style-name="T6"><text:a xlink:href="https://openfga.dev/docs/fga" xlink:type="simple">https://openfga.dev/docs/fga</text:a></text:span></text:p>
              </text:list-item>
              <text:list-item>
                <text:p text:style-name="P9"><text:span text:style-name="T6"><text:a xlink:href="https://play.fga.dev/sandbox/" xlink:type="simple">https://play.fga.dev/sandbox/</text:a></text:span></text:p>
              </text:list-item>
              <text:list-item>
                <text:p text:style-name="P9"><text:span text:style-name="T6"><text:a xlink:href="https://cel.dev/" xlink:type="simple">https://cel.dev/</text:a></text:span></text:p>
              </text:list-item>
              <text:list-item>
                <text:p text:style-name="P9"><text:span text:style-name="T6"><text:a xlink:href="https://gitlab.com/digilab.overheid.nl/ecosystem/ftv/open-ftv" xlink:type="simple">https://gitlab.com/digilab.overheid.nl/ecosystem/ftv/open-ftv</text:a></text:span></text:p>
              </text:list-item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7" presentation:class="page"/>
          <draw:frame presentation:style-name="pr3" draw:text-style-name="P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8" draw:style-name="dp1" draw:master-page-name="Yellow_20_Idea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ragen</text:p>
          </draw:text-box>
        </draw:frame>
        <draw:frame presentation:style-name="pr4" draw:text-style-name="P10" draw:layer="layout" svg:width="25.199cm" svg:height="9.135cm" svg:x="1.4cm" svg:y="3.685cm" presentation:class="outline">
          <draw:text-box>
            <text:list text:style-name="L2">
              <text:list-header>
                <text:p text:style-name="P1"><text:span text:style-name="T7"/></text:p>
                <text:p text:style-name="P1"><text:span text:style-name="T8">? </text:span></text:p>
              </text:list-header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8" presentation:class="page"/>
          <draw:frame presentation:style-name="pr3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b713" draw:end-color="#cfb906" draw:start-intensity="100%" draw:end-intensity="100%" draw:angle="0deg" draw:border="0%">
      <loext:gradient-stop svg:offset="0" loext:color-type="rgb" loext:color-value="#ffb713"/>
      <loext:gradient-stop svg:offset="1" loext:color-type="rgb" loext:color-value="#cfb90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4eb4d9" draw:end-color="#0070c0" draw:start-intensity="100%" draw:end-intensity="100%" draw:angle="0deg" draw:border="0%">
      <loext:gradient-stop svg:offset="0" loext:color-type="rgb" loext:color-value="#4eb4d9"/>
      <loext:gradient-stop svg:offset="1" loext:color-type="rgb" loext:color-value="#0070c0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Yellow_20_Idea-background" style:display-name="Yellow Idea-background" style:family="presentation">
      <style:graphic-properties draw:stroke="none" draw:fill="gradient" draw:fill-color="#f2c02c" draw:fill-gradient-name="Gradient_20_1" draw:gradient-step-count="0"/>
      <style:text-properties style:letter-kerning="true"/>
    </style:style>
    <style:style style:name="Yellow_20_Idea-backgroundobjects" style:display-name="Yellow Ide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Yellow_20_Idea-notes" style:display-name="Yellow Ide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.2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31.2000007629395pt" style:font-style-complex="normal" style:font-weight-complex="normal" style:text-emphasize="none" style:font-relief="none" style:text-overline-style="none" style:text-overline-color="font-color"/>
    </style:style>
    <style:style style:name="Yellow_20_Idea-outline1" style:display-name="Yellow Idea-outline1" style:family="presentation">
      <style:graphic-properties draw:stroke="none" draw:fill="none" draw:auto-grow-height="false" draw:fit-to-size="false" style:shrink-to-fit="true">
        <text:list-style style:name="Yellow_20_Idea-outline1" style:display-name="Yellow Ide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Idea-outline2" style:display-name="Yellow Idea-outline2" style:family="presentation" style:parent-style-name="Yellow_20_Idea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Yellow_20_Idea-outline3" style:display-name="Yellow Idea-outline3" style:family="presentation" style:parent-style-name="Yellow_20_Idea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Yellow_20_Idea-outline4" style:display-name="Yellow Idea-outline4" style:family="presentation" style:parent-style-name="Yellow_20_Idea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Yellow_20_Idea-outline5" style:display-name="Yellow Idea-outline5" style:family="presentation" style:parent-style-name="Yellow_20_Ide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Idea-outline6" style:display-name="Yellow Idea-outline6" style:family="presentation" style:parent-style-name="Yellow_20_Ide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Idea-outline7" style:display-name="Yellow Idea-outline7" style:family="presentation" style:parent-style-name="Yellow_20_Ide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Idea-outline8" style:display-name="Yellow Idea-outline8" style:family="presentation" style:parent-style-name="Yellow_20_Ide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Idea-outline9" style:display-name="Yellow Idea-outline9" style:family="presentation" style:parent-style-name="Yellow_20_Ide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Idea-subtitle" style:display-name="Yellow Idea-subtitle" style:family="presentation">
      <style:graphic-properties draw:stroke="none" draw:fill="none" draw:textarea-vertical-align="middle">
        <text:list-style style:name="Yellow_20_Idea-subtitle" style:display-name="Yellow Ide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Idea-title" style:display-name="Yellow Idea-title" style:family="presentation">
      <style:graphic-properties draw:stroke="none" draw:fill="none" draw:textarea-vertical-align="middle">
        <text:list-style style:name="Yellow_20_Idea-title" style:display-name="Yellow Ide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f2c02c" draw:fill-gradient-name="Gradient_20_1" draw:gradient-step-count="0"/>
    </style:style>
    <style:style style:name="Mdp3" style:family="drawing-page">
      <style:drawing-page-properties draw:background-size="border" draw:fill="gradient" draw:fill-gradient-name="gradient" draw:gradient-step-count="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5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Yellow_20_Ide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Yellow_20_Ide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Yellow_20_Idea" style:display-name="Yellow Idea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Yellow_20_Idea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7" draw:layer="backgroundobjects" svg:width="25.199cm" svg:height="9.135cm" svg:x="1.4cm" svg:y="3.685cm">
        <draw:text-box>
          <text:p/>
        </draw:text-box>
      </draw:frame>
      <draw:frame presentation:style-name="Yellow_20_Ide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Yellow_20_Idea-title" draw:layer="backgroundobjects" svg:width="16.535cm" svg:height="10.162cm" svg:x="1.945cm" svg:y="2.657cm" presentation:class="page"/>
        <draw:frame presentation:style-name="Yellow_20_Idea-notes" draw:layer="backgroundobjects" svg:width="16.535cm" svg:height="14.882cm" svg:x="1.945cm" svg:y="13.818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3:16:03.199372862</meta:creation-date>
    <dc:date>2025-09-05T09:46:57.570605662</dc:date>
    <meta:editing-duration>PT38M11S</meta:editing-duration>
    <meta:editing-cycles>9</meta:editing-cycles>
    <meta:generator>LibreOffice/24.2.7.2$Linux_X86_64 LibreOffice_project/420$Build-2</meta:generator>
    <meta:document-statistic meta:object-count="73"/>
  </office:meta>
</office:document-meta>
</file>